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0353" officeooo:paragraph-rsid="00100353"/>
    </style:style>
    <style:style style:name="P2" style:family="paragraph" style:parent-style-name="Standard">
      <style:text-properties officeooo:rsid="0011d176" officeooo:paragraph-rsid="0011d176"/>
    </style:style>
    <style:style style:name="P3" style:family="paragraph" style:parent-style-name="Standard">
      <style:text-properties officeooo:rsid="00130ce7" officeooo:paragraph-rsid="00195d77"/>
    </style:style>
    <style:style style:name="P4" style:family="paragraph" style:parent-style-name="Standard">
      <style:text-properties officeooo:rsid="00130ce7" officeooo:paragraph-rsid="001e8da3"/>
    </style:style>
    <style:style style:name="P5" style:family="paragraph" style:parent-style-name="Standard" style:list-style-name="L1">
      <style:text-properties officeooo:rsid="0011d176" officeooo:paragraph-rsid="0011d176"/>
    </style:style>
    <style:style style:name="T1" style:family="text">
      <style:text-properties officeooo:rsid="0014de2d"/>
    </style:style>
    <style:style style:name="T2" style:family="text">
      <style:text-properties officeooo:rsid="001aa5b3"/>
    </style:style>
    <style:style style:name="T3" style:family="text">
      <style:text-properties officeooo:rsid="001f2570"/>
    </style:style>
    <style:style style:name="T4" style:family="text">
      <style:text-properties officeooo:rsid="0021480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tivation:</text:p>
      <text:list xml:id="list3992554028046691218" text:style-name="L1">
        <text:list-item>
          <text:p text:style-name="P5">mit eigenen Worten</text:p>
        </text:list-item>
        <text:list-item>
          <text:p text:style-name="P5">nicht einfach die Aufgabenstellung kopieren</text:p>
        </text:list-item>
        <text:list-item>
          <text:p text:style-name="P5">nicht die persönliche Motivation, sondern die Motivation aus technischer Sicht</text:p>
          <text:list>
            <text:list-item>
              <text:p text:style-name="P5">Warum sollten wir uns mit diesem Thema auseinandersetzen?</text:p>
            </text:list-item>
            <text:list-item>
              <text:p text:style-name="P5">Welche Anwendungen gibt es?</text:p>
            </text:list-item>
          </text:list>
        </text:list-item>
      </text:list>
      <text:p text:style-name="P2"/>
      <text:p text:style-name="P2"/>
      <text:p text:style-name="P4">In der heutigen Berufswelt gibt es keinen Bereich mehr, der nicht in irgendeiner <text:span text:style-name="T4">W</text:span>eise von Maschinen gesteuert oder geregelt wird. Die <text:span text:style-name="T4">Sollg</text:span>rößen müssen zum Teil per Hand eingestellt werden. <text:span text:style-name="T2">Vor allem die Bedien- und Beobachtungssysteme in der Automatisierungstechnik erfordern sehr oft das Notieren von Beobachtungen des Anlagenbedieners. </text:span>Um die Bedienung zu vereinfachen und sich nicht jedes mal durch das umfangreiche Menü direkt an der Maschine klicken zu müssen, gibt es die Bedienschnittstellen. </text:p>
      <text:p text:style-name="P3">Besonders portabel sind die Applikationen, die <text:span text:style-name="T3">in Form</text:span> einer App laufen. <text:span text:style-name="T1">Eine Handschrifterkennung bietet dem Nutzer zudem die Möglichkeit, komfortabel und ohne viel Aufwand Maschinen zu bedienen und Werte sowie Notizen eintragen zu können. Eine Echtzeit-Umwandlung in digitalen Text macht es möglich, dass die Maschinen anschließend mit den eingegebenen Werten arbeiten können. Das spart Zeit, macht die Anwendung flexibler und schont vor allem auch die Nerven des Anlagenbediene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10:11:00.418149056</meta:creation-date>
    <dc:date>2018-01-26T11:07:37.320350451</dc:date>
    <meta:editing-duration>PT22M35S</meta:editing-duration>
    <meta:editing-cycles>13</meta:editing-cycles>
    <meta:generator>LibreOffice/5.1.6.2$Linux_X86_64 LibreOffice_project/10m0$Build-2</meta:generator>
    <meta:document-statistic meta:table-count="0" meta:image-count="0" meta:object-count="0" meta:page-count="1" meta:paragraph-count="8" meta:word-count="176" meta:character-count="1225" meta:non-whitespace-character-count="1060"/>
  </office:meta>
</office:document-meta>
</file>